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0.758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3.46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2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.15cm"/>
    </style:style>
    <style:style style:name="gr6" style:family="graphic" style:parent-style-name="standard">
      <style:graphic-properties draw:textarea-horizontal-align="justify" draw:textarea-vertical-align="middle" draw:auto-grow-height="false" fo:min-height="0.884cm" fo:min-width="2.648cm"/>
    </style:style>
    <style:style style:name="gr7" style:family="graphic" style:parent-style-name="standard">
      <style:graphic-properties draw:textarea-horizontal-align="justify" draw:textarea-vertical-align="middle" draw:auto-grow-height="false" fo:min-height="0.946cm" fo:min-width="3.152cm"/>
    </style:style>
    <style:style style:name="gr8" style:family="graphic" style:parent-style-name="standard">
      <style:graphic-properties draw:textarea-horizontal-align="justify" draw:textarea-vertical-align="middle" draw:auto-grow-height="false" fo:min-height="0.884cm" fo:min-width="3.594cm"/>
    </style:style>
    <style:style style:name="gr9" style:family="graphic" style:parent-style-name="standard">
      <style:graphic-properties draw:textarea-horizontal-align="justify" draw:textarea-vertical-align="middle" draw:auto-grow-height="false" fo:min-height="1.66cm" fo:min-width="7.2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6cm" svg:height="1.9cm" svg:x="6.9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1.6cm" svg:x="6.9cm" svg:y="3.9cm">
          <text:p text:style-name="P1">Pobierz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3cm" svg:height="1.5cm" svg:x="7cm" svg:y="6.4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5.5cm" svg:height="3.6cm" svg:x="7.5cm" svg:y="8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5.3cm" svg:height="3.6cm" svg:x="3.4cm" svg:y="13.2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5cm" svg:height="1.8cm" svg:x="0.3cm" svg:y="17.5cm">
          <text:p text:style-name="P1">Większe jes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5" draw:id="id5" draw:layer="layout" svg:width="5.8cm" svg:height="1.9cm" svg:x="6.2cm" svg:y="17.5cm">
          <text:p text:style-name="P1">Większe jest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3" draw:id="id3" draw:layer="layout" svg:width="6.5cm" svg:height="1.8cm" svg:x="13.2cm" svg:y="13.5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6" draw:id="id6" draw:layer="layout" svg:width="10.9cm" svg:height="2.7cm" svg:x="4.9cm" svg:y="22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0.2cm" svg:y1="7.9cm" svg:x2="10.2cm" svg:y2="9cm">
          <text:p/>
        </draw:line>
        <draw:line draw:style-name="gr10" draw:text-style-name="P2" draw:layer="layout" svg:x1="10.2cm" svg:y1="5.5cm" svg:x2="10.2cm" svg:y2="6.6cm">
          <text:p/>
        </draw:line>
        <draw:line draw:style-name="gr10" draw:text-style-name="P2" draw:layer="layout" svg:x1="10.2cm" svg:y1="2.9cm" svg:x2="10.2cm" svg:y2="4cm">
          <text:p/>
        </draw:line>
        <draw:frame draw:style-name="gr11" draw:text-style-name="P3" draw:layer="layout" svg:width="3cm" svg:height="1.5cm" svg:x="14.5cm" svg:y="9.8cm">
          <draw:text-box>
            <text:p>tak</text:p>
          </draw:text-box>
        </draw:frame>
        <draw:frame draw:style-name="gr11" draw:text-style-name="P3" draw:layer="layout" svg:width="2.6cm" svg:height="1.5cm" svg:x="5.8cm" svg:y="9.9cm">
          <draw:text-box>
            <text:p>nie</text:p>
          </draw:text-box>
        </draw:frame>
        <draw:frame draw:style-name="gr12" draw:text-style-name="P3" draw:layer="layout" svg:width="2.5cm" svg:height="1.7cm" svg:x="2.2cm" svg:y="14.2cm">
          <draw:text-box>
            <text:p>tak</text:p>
          </draw:text-box>
        </draw:frame>
        <draw:frame draw:style-name="gr13" draw:text-style-name="P3" draw:layer="layout" svg:width="3.1cm" svg:height="1.3cm" svg:x="8.7cm" svg:y="13.8cm">
          <draw:text-box>
            <text:p>nie</text:p>
          </draw:text-box>
        </draw:frame>
        <draw:connector draw:style-name="gr10" draw:text-style-name="P2" draw:layer="layout" svg:x1="7.5cm" svg:y1="10.7cm" svg:x2="6.05cm" svg:y2="13.2cm" draw:start-shape="id1" draw:end-shape="id2" svg:d="M7500 10700h-1450v2500" svg:viewBox="0 0 1451 2501">
          <text:p/>
        </draw:connector>
        <draw:connector draw:style-name="gr10" draw:text-style-name="P2" draw:layer="layout" svg:x1="13cm" svg:y1="10.7cm" svg:x2="17.263cm" svg:y2="13.5cm" draw:start-shape="id1" draw:end-shape="id3" draw:end-glue-point="4" svg:d="M13000 10700h4263v2800" svg:viewBox="0 0 4264 2801">
          <text:p/>
        </draw:connector>
        <draw:connector draw:style-name="gr10" draw:text-style-name="P2" draw:layer="layout" svg:x1="3.4cm" svg:y1="15cm" svg:x2="2.8cm" svg:y2="17.5cm" draw:start-shape="id2" draw:start-glue-point="5" draw:end-shape="id4" draw:end-glue-point="5" svg:d="M3400 15000h-600v2500" svg:viewBox="0 0 601 2501">
          <text:p/>
        </draw:connector>
        <draw:connector draw:style-name="gr10" draw:text-style-name="P2" draw:layer="layout" svg:x1="8.7cm" svg:y1="15cm" svg:x2="9.825cm" svg:y2="17.5cm" draw:start-shape="id2" draw:end-shape="id5" draw:end-glue-point="4" svg:d="M8700 15000h1125v2500" svg:viewBox="0 0 1126 2501">
          <text:p/>
        </draw:connector>
        <draw:connector draw:style-name="gr10" draw:text-style-name="P2" draw:layer="layout" draw:line-skew="2.049cm" svg:x1="16.45cm" svg:y1="15.3cm" svg:x2="10.35cm" svg:y2="22.6cm" draw:start-shape="id3" draw:end-shape="id6" svg:d="M16450 15300v5700h-6100v1600" svg:viewBox="0 0 6101 7301">
          <text:p/>
        </draw:connector>
        <draw:connector draw:style-name="gr10" draw:text-style-name="P2" draw:layer="layout" svg:x1="9.1cm" svg:y1="19.4cm" svg:x2="10.35cm" svg:y2="22.6cm" draw:start-shape="id5" draw:start-glue-point="8" draw:end-shape="id6" svg:d="M9100 19400v1601h1250v1599" svg:viewBox="0 0 1251 3201">
          <text:p/>
        </draw:connector>
        <draw:connector draw:style-name="gr10" draw:text-style-name="P2" draw:layer="layout" svg:x1="2.8cm" svg:y1="19.3cm" svg:x2="10.35cm" svg:y2="22.6cm" draw:start-shape="id4" draw:start-glue-point="8" draw:end-shape="id6" svg:d="M2800 19300v1651h7550v1649" svg:viewBox="0 0 755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28.133995056</meta:creation-date>
    <dc:date>2019-09-16T10:35:59.531468733</dc:date>
    <meta:editing-duration>PT1H37M56S</meta:editing-duration>
    <meta:editing-cycles>3</meta:editing-cycles>
    <meta:generator>LibreOffice/6.0.7.3$Linux_X86_64 LibreOffice_project/00m0$Build-3</meta:generator>
    <meta:document-statistic meta:object-count="23"/>
  </office:meta>
</office:document-meta>
</file>